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appedResolverException.WrappedResolver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dResolverException.WrappedResolverException( Compilation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rappedResolverException.WrappedResolver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dResolverException.WrappedResolver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